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</text:p>
      <text:p text:style-name="Standard"><text:s text:c="4"/>"tone": "co-regulating",</text:p>
      <text:p text:style-name="Standard"><text:s text:c="4"/>"used_for": ["panic", "emotional flooding", "fight-flight states"],</text:p>
      <text:p text:style-name="Standard"><text:s text:c="4"/>"pacing": "slow, breath-matched, steady rhythm",</text:p>
      <text:p text:style-name="Standard"><text:s text:c="4"/>"language_style": "present-tense, grounded, body-based",</text:p>
      <text:p text:style-name="Standard"><text:s text:c="4"/>"vault_types": ["grounding", "anchor", "sensory"],</text:p>
      <text:p text:style-name="Standard"><text:s text:c="4"/>"avoid": ["questions", "solution language", "cognitive analysis"]</text:p>
      <text:p text:style-name="Standard"><text:s text:c="2"/>},</text:p>
      <text:p text:style-name="Standard"><text:s text:c="2"/>{</text:p>
      <text:p text:style-name="Standard"><text:s text:c="4"/>"tone": "witnessing",</text:p>
      <text:p text:style-name="Standard"><text:s text:c="4"/>"used_for": ["shame", "self-attack", "grief", "vulnerability"],</text:p>
      <text:p text:style-name="Standard"><text:s text:c="4"/>"pacing": "soft, low, non-intrusive",</text:p>
      <text:p text:style-name="Standard"><text:s text:c="4"/>"language_style": "reflective, gentle mirror, part-acknowledging",</text:p>
      <text:p text:style-name="Standard"><text:s text:c="4"/>"vault_types": ["reframe", "compassion", "memory"],</text:p>
      <text:p text:style-name="Standard"><text:s text:c="4"/>"avoid": ["reframe too soon", "positivity", "logic leaps"]</text:p>
      <text:p text:style-name="Standard"><text:s text:c="2"/>},</text:p>
      <text:p text:style-name="Standard"><text:s text:c="2"/>{</text:p>
      <text:p text:style-name="Standard"><text:s text:c="4"/>"tone": "anchor and reassure",</text:p>
      <text:p text:style-name="Standard"><text:s text:c="4"/>"used_for": ["dissociation", "shutdown", "flat affect", "numbness"],</text:p>
      <text:p text:style-name="Standard"><text:s text:c="4"/>"pacing": "minimal input, physical cues, tactile metaphors",</text:p>
      <text:p text:style-name="Standard"><text:s text:c="4"/>"language_style": "presence-based, low-verbal, body anchoring",</text:p>
      <text:p text:style-name="Standard"><text:s text:c="4"/>"vault_types": ["sensory", "return", "reconnect"],</text:p>
      <text:p text:style-name="Standard"><text:s text:c="4"/>"avoid": ["open questions", "mental imagery", "urgency"]</text:p>
      <text:p text:style-name="Standard"><text:s text:c="2"/>},</text:p>
      <text:p text:style-name="Standard"><text:s text:c="2"/>{</text:p>
      <text:p text:style-name="Standard"><text:s text:c="4"/>"tone": "boundary-affirming",</text:p>
      <text:p text:style-name="Standard"><text:s text:c="4"/>"used_for": ["fawning", "self-erasure", "people-pleasing"],</text:p>
      <text:p text:style-name="Standard"><text:s text:c="4"/>"pacing": "slow, firm, affirming but not directive",</text:p>
      <text:p text:style-name="Standard"><text:s text:c="4"/>"language_style": "part-inviting, value-restoring, truth-tethered",</text:p>
      <text:p text:style-name="Standard"><text:s text:c="4"/>"vault_types": ["identity", "self-worth", "boundary"],</text:p>
      <text:p text:style-name="Standard"><text:s text:c="4"/>"avoid": ["praise overload", "excessive empathy that undermines firm ground"]</text:p>
      <text:p text:style-name="Standard"><text:s text:c="2"/>},</text:p>
      <text:p text:style-name="Standard"><text:s text:c="2"/>{</text:p>
      <text:p text:style-name="Standard"><text:s text:c="4"/>"tone": "gentle redirect",</text:p>
      <text:p text:style-name="Standard"><text:s text:c="4"/>"used_for": ["hopelessness", "SI-glimmer", "cognitive collapse"],</text:p>
      <text:p text:style-name="Standard"><text:s text:c="4"/>"pacing": "micro-focus, breath-to-breath, one step at a time",</text:p>
      <text:p text:style-name="Standard"><text:s text:c="4"/>"language_style": "redirective without erasure, life-holding",</text:p>
      <text:p text:style-name="Standard"><text:s text:c="4"/>"vault_types": ["anchor", "hope", "protective compassion"],</text:p>
      <text:p text:style-name="Standard"><text:s text:c="4"/>"avoid": ["rationalizing", "minimizing", "goal-setting"]</text:p>
      <text:p text:style-name="Standard"><text:s text:c="2"/>},</text:p>
      <text:p text:style-name="Standard"><text:s text:c="2"/>{</text:p>
      <text:p text:style-name="Standard"><text:s text:c="4"/>"tone": "slow sacred presence",</text:p>
      <text:p text:style-name="Standard"><text:s text:c="4"/>"used_for": ["grief", "bereavement", "loss"],</text:p>
      <text:p text:style-name="Standard"><text:s text:c="4"/>"pacing": "elongated, poetic, still",</text:p>
      <text:p text:style-name="Standard"><text:s text:c="4"/>"language_style": "existential validation, quiet anchoring",</text:p>
      <text:p text:style-name="Standard"><text:s text:c="4"/>"vault_types": ["grief", "memory", "soft love"],</text:p>
      <text:p text:style-name="Standard"><text:s text:c="4"/>"avoid": ["movement metaphors", "closure language", "timelines"]</text:p>
      <text:p text:style-name="Standard"><text:s text:c="2"/>},</text:p>
      <text:p text:style-name="Standard"><text:s text:c="2"/>{</text:p>
      <text:p text:style-name="Standard"><text:s text:c="4"/>"tone": "permission-giving",</text:p>
      <text:p text:style-name="Standard"><text:s text:c="4"/>"used_for": ["joy confusion", "hypervigilance", "hope fear"],</text:p>
      <text:p text:style-name="Standard"><text:soft-page-break/><text:s text:c="4"/>"pacing": "spacious, warmth-forward",</text:p>
      <text:p text:style-name="Standard"><text:s text:c="4"/>"language_style": "inviting, non-demanding, 'you may' over 'you should'",</text:p>
      <text:p text:style-name="Standard"><text:s text:c="4"/>"vault_types": ["hope", "rest", "nervous system safety"],</text:p>
      <text:p text:style-name="Standard"><text:s text:c="4"/>"avoid": ["cheerleading", "guarantees", "forceful optimism"]</text:p>
      <text:p text:style-name="Standard"><text:s text:c="2"/>},</text:p>
      <text:p text:style-name="Standard"><text:s text:c="2"/>{</text:p>
      <text:p text:style-name="Standard"><text:s text:c="4"/>"tone": "part-inviting",</text:p>
      <text:p text:style-name="Standard"><text:s text:c="4"/>"used_for": ["protector behaviors", "inner conflict", "multi-self awareness"],</text:p>
      <text:p text:style-name="Standard"><text:s text:c="4"/>"pacing": "curious, reflective, respectful",</text:p>
      <text:p text:style-name="Standard"><text:s text:c="4"/>"language_style": "parts-based (e.g., 'a part of you...'), non-confrontational",</text:p>
      <text:p text:style-name="Standard"><text:s text:c="4"/>"vault_types": ["insight", "IFS narrative", "self-compassion"],</text:p>
      <text:p text:style-name="Standard"><text:s text:c="4"/>"avoid": ["labeling parts", "challenging protectors", "binary logic"]</text:p>
      <text:p text:style-name="Standard"><text:s text:c="2"/>}</text:p>
      <text:p text:style-name="Standard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10:49:06.507000000</meta:creation-date>
    <meta:generator>Neat_Office/6.2.8.2$Windows_x86 LibreOffice_project/</meta:generator>
    <dc:date>2025-05-22T10:49:28.571000000</dc:date>
    <meta:editing-duration>PT22S</meta:editing-duration>
    <meta:editing-cycles>1</meta:editing-cycles>
    <meta:document-statistic meta:table-count="0" meta:image-count="0" meta:object-count="0" meta:page-count="2" meta:paragraph-count="66" meta:word-count="255" meta:character-count="2809" meta:non-whitespace-character-count="2396"/>
  </office:meta>
</office:document-meta>
</file>